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4.42cm"/>
    </style:style>
    <style:style style:name="co5" style:family="table-column">
      <style:table-column-properties fo:break-before="auto" style:column-width="3.76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18.359cm" svg:y="0.419cm">
            <draw:object draw:notify-on-update-of-ranges="Hoja1.B1:Hoja1.B1 Hoja1.B2:Hoja1.B22 Hoja1.C1:Hoja1.C1 Hoja1.C2:Hoja1.C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op</text:p>
          </table:table-cell>
          <table:table-cell office:value-type="string" calcext:value-type="string">
            <text:p>Traceroute propio</text:p>
          </table:table-cell>
          <table:table-cell office:value-type="string" calcext:value-type="string">
            <text:p>Traceroute SO</text:p>
          </table:table-cell>
          <table:table-cell office:value-type="string" calcext:value-type="string">
            <text:p>1<text:span text:style-name="T1">er</text:span> columna</text:p>
          </table:table-cell>
          <table:table-cell office:value-type="string" calcext:value-type="string">
            <text:p>2da columna</text:p>
          </table:table-cell>
          <table:table-cell office:value-type="string" calcext:value-type="string">
            <text:p>3<text:span text:style-name="T1">er</text:span> column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0.4899" calcext:value-type="float">
            <text:p>120,4899</text:p>
          </table:table-cell>
          <table:table-cell table:formula="of:=AVERAGE([.D2];[.E2];[.F2])" office:value-type="float" office:value="849843" calcext:value-type="float">
            <text:p>849843</text:p>
          </table:table-cell>
          <table:table-cell table:number-columns-repeated="3" office:value-type="float" office:value="849843" calcext:value-type="float">
            <text:p>84984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-120.4899" calcext:value-type="float">
            <text:p>-120,4899</text:p>
          </table:table-cell>
          <table:table-cell table:formula="of:=AVERAGE([.D3];[.E3];[.F3])" office:value-type="float" office:value="57894" calcext:value-type="float">
            <text:p>57894</text:p>
          </table:table-cell>
          <table:table-cell table:number-columns-repeated="3" office:value-type="float" office:value="57894" calcext:value-type="float">
            <text:p>5789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VERAGE([.D4];[.E4];[.F4])" office:value-type="float" office:value="749854" calcext:value-type="float">
            <text:p>749854</text:p>
          </table:table-cell>
          <table:table-cell table:number-columns-repeated="3" office:value-type="float" office:value="749854" calcext:value-type="float">
            <text:p>74985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AVERAGE([.D5];[.E5];[.F5])" office:value-type="float" office:value="749854" calcext:value-type="float">
            <text:p>749854</text:p>
          </table:table-cell>
          <table:table-cell table:number-columns-repeated="3" office:value-type="float" office:value="749854" calcext:value-type="float">
            <text:p>74985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0.7991" calcext:value-type="float">
            <text:p>30,7991</text:p>
          </table:table-cell>
          <table:table-cell table:formula="of:=AVERAGE([.D6];[.E6];[.F6])" office:value-type="float" office:value="57895" calcext:value-type="float">
            <text:p>57895</text:p>
          </table:table-cell>
          <table:table-cell table:number-columns-repeated="3" office:value-type="float" office:value="57895" calcext:value-type="float">
            <text:p>5789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9966" calcext:value-type="float">
            <text:p>0,9966</text:p>
          </table:table-cell>
          <table:table-cell table:formula="of:=AVERAGE([.D7];[.E7];[.F7])" office:value-type="float" office:value="749855" calcext:value-type="float">
            <text:p>749855</text:p>
          </table:table-cell>
          <table:table-cell table:number-columns-repeated="3" office:value-type="float" office:value="749855" calcext:value-type="float">
            <text:p>74985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.04" calcext:value-type="float">
            <text:p>2,04</text:p>
          </table:table-cell>
          <table:table-cell table:formula="of:=AVERAGE([.D8];[.E8];[.F8])" office:value-type="float" office:value="749855" calcext:value-type="float">
            <text:p>749855</text:p>
          </table:table-cell>
          <table:table-cell table:number-columns-repeated="3" office:value-type="float" office:value="749855" calcext:value-type="float">
            <text:p>74985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-1.9323" calcext:value-type="float">
            <text:p>-1,9323</text:p>
          </table:table-cell>
          <table:table-cell table:formula="of:=AVERAGE([.D9];[.E9];[.F9])" office:value-type="float" office:value="57896" calcext:value-type="float">
            <text:p>57896</text:p>
          </table:table-cell>
          <table:table-cell table:number-columns-repeated="3" office:value-type="float" office:value="57896" calcext:value-type="float">
            <text:p>5789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7.698" calcext:value-type="float">
            <text:p>137,698</text:p>
          </table:table-cell>
          <table:table-cell table:formula="of:=AVERAGE([.D10];[.E10];[.F10])" office:value-type="float" office:value="749856" calcext:value-type="float">
            <text:p>749856</text:p>
          </table:table-cell>
          <table:table-cell table:number-columns-repeated="3" office:value-type="float" office:value="749856" calcext:value-type="float">
            <text:p>74985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-62.2413" calcext:value-type="float">
            <text:p>-62,2413</text:p>
          </table:table-cell>
          <table:table-cell table:formula="of:=AVERAGE([.D11];[.E11];[.F11])" office:value-type="float" office:value="749856" calcext:value-type="float">
            <text:p>749856</text:p>
          </table:table-cell>
          <table:table-cell table:number-columns-repeated="3" office:value-type="float" office:value="749856" calcext:value-type="float">
            <text:p>74985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-84.9741" calcext:value-type="float">
            <text:p>-84,9741</text:p>
          </table:table-cell>
          <table:table-cell table:formula="of:=AVERAGE([.D12];[.E12];[.F12])" office:value-type="float" office:value="57897" calcext:value-type="float">
            <text:p>57897</text:p>
          </table:table-cell>
          <table:table-cell table:number-columns-repeated="3" office:value-type="float" office:value="57897" calcext:value-type="float">
            <text:p>5789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6527" calcext:value-type="float">
            <text:p>0,6527</text:p>
          </table:table-cell>
          <table:table-cell table:formula="of:=AVERAGE([.D13];[.E13];[.F13])" office:value-type="float" office:value="749857" calcext:value-type="float">
            <text:p>749857</text:p>
          </table:table-cell>
          <table:table-cell table:number-columns-repeated="3" office:value-type="float" office:value="749857" calcext:value-type="float">
            <text:p>74985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83.8331" calcext:value-type="float">
            <text:p>283,8331</text:p>
          </table:table-cell>
          <table:table-cell table:formula="of:=AVERAGE([.D14];[.E14];[.F14])" office:value-type="float" office:value="749857" calcext:value-type="float">
            <text:p>749857</text:p>
          </table:table-cell>
          <table:table-cell table:number-columns-repeated="3" office:value-type="float" office:value="749857" calcext:value-type="float">
            <text:p>74985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-1.3298" calcext:value-type="float">
            <text:p>-1,3298</text:p>
          </table:table-cell>
          <table:table-cell table:formula="of:=AVERAGE([.D15];[.E15];[.F15])" office:value-type="float" office:value="57898" calcext:value-type="float">
            <text:p>57898</text:p>
          </table:table-cell>
          <table:table-cell table:number-columns-repeated="3" office:value-type="float" office:value="57898" calcext:value-type="float">
            <text:p>5789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.9446" calcext:value-type="float">
            <text:p>2,9446</text:p>
          </table:table-cell>
          <table:table-cell table:formula="of:=AVERAGE([.D16];[.E16];[.F16])" office:value-type="float" office:value="749858" calcext:value-type="float">
            <text:p>749858</text:p>
          </table:table-cell>
          <table:table-cell table:number-columns-repeated="3" office:value-type="float" office:value="749858" calcext:value-type="float">
            <text:p>74985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-3.6258" calcext:value-type="float">
            <text:p>-3,6258</text:p>
          </table:table-cell>
          <table:table-cell table:formula="of:=AVERAGE([.D17];[.E17];[.F17])" office:value-type="float" office:value="749858" calcext:value-type="float">
            <text:p>749858</text:p>
          </table:table-cell>
          <table:table-cell table:number-columns-repeated="3" office:value-type="float" office:value="749858" calcext:value-type="float">
            <text:p>74985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.1073" calcext:value-type="float">
            <text:p>7,1073</text:p>
          </table:table-cell>
          <table:table-cell table:formula="of:=AVERAGE([.D18];[.E18];[.F18])" office:value-type="float" office:value="57899" calcext:value-type="float">
            <text:p>57899</text:p>
          </table:table-cell>
          <table:table-cell table:number-columns-repeated="3" office:value-type="float" office:value="57899" calcext:value-type="float">
            <text:p>5789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58" calcext:value-type="float">
            <text:p>0,58</text:p>
          </table:table-cell>
          <table:table-cell table:formula="of:=AVERAGE([.D19];[.E19];[.F19])" office:value-type="float" office:value="749859" calcext:value-type="float">
            <text:p>749859</text:p>
          </table:table-cell>
          <table:table-cell table:number-columns-repeated="3" office:value-type="float" office:value="749859" calcext:value-type="float">
            <text:p>74985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-96.1728" calcext:value-type="float">
            <text:p>-96,1728</text:p>
          </table:table-cell>
          <table:table-cell table:formula="of:=AVERAGE([.D20];[.E20];[.F20])" office:value-type="float" office:value="749859" calcext:value-type="float">
            <text:p>749859</text:p>
          </table:table-cell>
          <table:table-cell table:number-columns-repeated="3" office:value-type="float" office:value="749859" calcext:value-type="float">
            <text:p>74985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1.1816" calcext:value-type="float">
            <text:p>101,1816</text:p>
          </table:table-cell>
          <table:table-cell table:formula="of:=AVERAGE([.D21];[.E21];[.F21])" office:value-type="float" office:value="57900" calcext:value-type="float">
            <text:p>57900</text:p>
          </table:table-cell>
          <table:table-cell table:number-columns-repeated="3" office:value-type="float" office:value="57900" calcext:value-type="float">
            <text:p>5790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1.5396" calcext:value-type="float">
            <text:p>11,5396</text:p>
          </table:table-cell>
          <table:table-cell table:formula="of:=AVERAGE([.D22];[.E22];[.F22])" office:value-type="float" office:value="749860" calcext:value-type="float">
            <text:p>749860</text:p>
          </table:table-cell>
          <table:table-cell table:number-columns-repeated="3" office:value-type="float" office:value="749860" calcext:value-type="float">
            <text:p>74986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e saca del correr el traceroute-analizer (Average) y de quedarse con las 3 columnas que tira el traceroute del so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1">00/00/0000</text:date>, <text:time style:data-style-name="N2" text:time-value="16:41:05.9003079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6:40:22.418974499</meta:creation-date>
    <dc:date>2015-07-11T16:49:48.011940052</dc:date>
    <meta:editing-duration>P0D</meta:editing-duration>
    <meta:editing-cycles>4</meta:editing-cycles>
    <meta:generator>LibreOffice/4.2.8.2$Linux_X86_64 LibreOffice_project/420m0$Build-2</meta:generator>
    <meta:document-statistic meta:table-count="1" meta:cell-count="1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58cm" svg:y="0.316cm" chart:style-name="ch2">
          <text:p>Traceroute</text:p>
        </chart:title>
        <chart:legend chart:legend-position="end" svg:x="12.599cm" svg:y="3.952cm" style:legend-expansion="high" chart:style-name="ch3"/>
        <chart:plot-area chart:style-name="ch4" table:cell-range-address="Hoja1.B1:Hoja1.C22" chart:data-source-has-labels="row" svg:x="1.331cm" svg:y="1.301cm" svg:width="10.948cm" svg:height="6.538cm">
          <chartooo:coordinate-region svg:x="2.799cm" svg:y="1.5cm" svg:width="9.293cm" svg:height="6.14cm"/>
          <chart:axis chart:dimension="x" chart:name="primary-x" chart:style-name="ch5">
            <chart:title svg:x="6.443cm" svg:y="8.019cm" chart:style-name="ch6">
              <text:p>Hop</text:p>
            </chart:title>
          </chart:axis>
          <chart:axis chart:dimension="y" chart:name="primary-y" chart:style-name="ch5">
            <chart:title svg:x="0.451cm" svg:y="5.262cm" chart:style-name="ch7">
              <text:p>RTT (ms)</text:p>
            </chart:title>
            <chart:grid chart:style-name="ch8" chart:class="major"/>
          </chart:axis>
          <chart:series chart:style-name="ch9" chart:values-cell-range-address="Hoja1.B2:Hoja1.B22" chart:label-cell-address="Hoja1.B1:Hoja1.B1" chart:class="chart:line">
            <chart:data-point chart:repeated="21"/>
          </chart:series>
          <chart:series chart:style-name="ch10" chart:values-cell-range-address="Hoja1.C2:Hoja1.C22" chart:label-cell-address="Hoja1.C1:Hoja1.C1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ceroute propio</text:p>
                <draw:g>
                  <svg:desc>Hoja1.B1:Hoja1.B1</svg:desc>
                </draw:g>
              </table:table-cell>
              <table:table-cell office:value-type="string">
                <text:p>Traceroute SO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.4899">
                <text:p>120.4899</text:p>
                <draw:g>
                  <svg:desc>Hoja1.B2:Hoja1.B22</svg:desc>
                </draw:g>
              </table:table-cell>
              <table:table-cell office:value-type="float" office:value="849843">
                <text:p>849843</text:p>
                <draw:g>
                  <svg:desc>Hoja1.C2:Hoja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20.4899">
                <text:p>-120.4899</text:p>
              </table:table-cell>
              <table:table-cell office:value-type="float" office:value="57894">
                <text:p>57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49854">
                <text:p>749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49854">
                <text:p>7498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7991">
                <text:p>30.7991</text:p>
              </table:table-cell>
              <table:table-cell office:value-type="float" office:value="57895">
                <text:p>57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66">
                <text:p>0.9966</text:p>
              </table:table-cell>
              <table:table-cell office:value-type="float" office:value="749855">
                <text:p>749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4">
                <text:p>2.04</text:p>
              </table:table-cell>
              <table:table-cell office:value-type="float" office:value="749855">
                <text:p>7498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9323">
                <text:p>-1.9323</text:p>
              </table:table-cell>
              <table:table-cell office:value-type="float" office:value="57896">
                <text:p>578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7.698">
                <text:p>137.698</text:p>
              </table:table-cell>
              <table:table-cell office:value-type="float" office:value="749856">
                <text:p>7498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2.2413">
                <text:p>-62.2413</text:p>
              </table:table-cell>
              <table:table-cell office:value-type="float" office:value="749856">
                <text:p>7498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4.9741">
                <text:p>-84.9741</text:p>
              </table:table-cell>
              <table:table-cell office:value-type="float" office:value="57897">
                <text:p>578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27">
                <text:p>0.6527</text:p>
              </table:table-cell>
              <table:table-cell office:value-type="float" office:value="749857">
                <text:p>749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3.8331">
                <text:p>283.8331</text:p>
              </table:table-cell>
              <table:table-cell office:value-type="float" office:value="749857">
                <text:p>7498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3298">
                <text:p>-1.3298</text:p>
              </table:table-cell>
              <table:table-cell office:value-type="float" office:value="57898">
                <text:p>578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446">
                <text:p>2.9446</text:p>
              </table:table-cell>
              <table:table-cell office:value-type="float" office:value="749858">
                <text:p>7498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6258">
                <text:p>-3.6258</text:p>
              </table:table-cell>
              <table:table-cell office:value-type="float" office:value="749858">
                <text:p>7498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1073">
                <text:p>7.1073</text:p>
              </table:table-cell>
              <table:table-cell office:value-type="float" office:value="57899">
                <text:p>578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8">
                <text:p>0.58</text:p>
              </table:table-cell>
              <table:table-cell office:value-type="float" office:value="749859">
                <text:p>749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6.1728">
                <text:p>-96.1728</text:p>
              </table:table-cell>
              <table:table-cell office:value-type="float" office:value="749859">
                <text:p>7498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.1816">
                <text:p>101.1816</text:p>
              </table:table-cell>
              <table:table-cell office:value-type="float" office:value="57900">
                <text:p>579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5396">
                <text:p>11.5396</text:p>
              </table:table-cell>
              <table:table-cell office:value-type="float" office:value="749860">
                <text:p>7498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